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75.21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7" style:family="table-cell" style:parent-style-name="Default" style:data-style-name="N126"/>
    <style:style style:name="ce10" style:family="table-cell" style:parent-style-name="Default">
      <style:table-cell-properties fo:background-color="#fff200"/>
      <style:text-properties fo:color="#ce181e"/>
    </style:style>
    <style:style style:name="ce11" style:family="table-cell" style:parent-style-name="Default">
      <style:text-properties fo:color="#ce181e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833941056" calcext:value-type="float">
            <text:p>1.35833941056</text:p>
          </table:table-cell>
          <table:table-cell table:formula="of:=[.H20]*[.H16]+[.I20]*[.I16]+[.J20]*[.J16]" office:value-type="float" office:value="1.33363534013917" calcext:value-type="float">
            <text:p>1.33363534013917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5489675867213" calcext:value-type="float">
            <text:p>0.795489675867213</text:p>
          </table:table-cell>
          <table:table-cell table:formula="of:=1/(1+EXP(-[.L21]))" office:value-type="float" office:value="0.791441326894792" calcext:value-type="float">
            <text:p>0.79144132689479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619892587647" calcext:value-type="float">
            <text:p>1.39619892587647</text:p>
          </table:table-cell>
          <table:table-cell table:formula="of:=[.H35]*[.H31]+[.I35]*[.I31]+[.J31]" office:value-type="float" office:value="1.39123918669059" calcext:value-type="float">
            <text:p>1.39123918669059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527266372134" calcext:value-type="float">
            <text:p>0.884527266372134</text:p>
          </table:table-cell>
          <table:table-cell table:formula="of:=TANH([.L36])" office:value-type="float" office:value="0.883443223178355" calcext:value-type="float">
            <text:p>0.883443223178355</text:p>
          </table:table-cell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52]*[.C55]+[.D52]*[.D55]+[.E52]" office:value-type="float" office:value="0.7" calcext:value-type="float">
            <text:p>0.7</text:p>
          </table:table-cell>
          <table:table-cell table:formula="of:=[.C53]*[.C55]+[.D53]*[.D55]+[.E53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56]))" office:value-type="float" office:value="0.668187772168166" calcext:value-type="float">
            <text:p>0.668187772168166</text:p>
          </table:table-cell>
          <table:table-cell table:formula="of:=1/(1+EXP(-[.G56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57]*[.F52]+[.G57]*[.G52]+[.H52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58]))" office:value-type="float" office:value="0.736226498257402" calcext:value-type="float">
            <text:p>0.73622649825740200000</text:p>
          </table:table-cell>
          <table:table-cell table:number-columns-repeated="3"/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6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6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4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6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6" calcext:value-type="float">
            <text:p>0.009153867909307</text:p>
          </table:table-cell>
          <table:table-cell table:formula="of:=[.F13]*[.I15]" office:value-type="float" office:value="0.0306527713283344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4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6" calcext:value-type="float">
            <text:p>0.002578649136133</text:p>
          </table:table-cell>
          <table:table-cell table:formula="of:=[.D13]*[.G15]" office:value-type="float" office:value="0.00515729827226671" calcext:value-type="float">
            <text:p>0.005157298272267</text:p>
          </table:table-cell>
          <table:table-cell table:formula="of:=[.E13]*[.G15]" office:value-type="float" office:value="0.00257864913613336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8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6" calcext:value-type="float">
            <text:p>-0.007663192832084</text:p>
          </table:table-cell>
          <table:table-cell table:formula="of:=-[.$L$16]*[.G16]+[.$L$15]*[.G19]" office:value-type="float" office:value="-0.00860444938215334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9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9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RNN_feedforward_2nd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4" calcext:value-type="float">
            <text:p>4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82013790037908" calcext:value-type="float">
            <text:p>0.9820137900379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98201379003791" calcext:value-type="float">
            <text:p>0.798201379003791</text:p>
          </table:table-cell>
          <table:table-cell table:formula="of:=[.H9]*[.H5]+[.I5]*[.I9]" office:value-type="float" office:value="1.09640275800758" calcext:value-type="float">
            <text:p>1.0964027580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9589607251556" calcext:value-type="float">
            <text:p>0.689589607251556</text:p>
          </table:table-cell>
          <table:table-cell table:style-name="ce1" table:formula="of:=1/(1+EXP(-[.K10]))" office:value-type="float" office:value="0.749585484198447" calcext:value-type="float">
            <text:p>0.749585484198447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5" calcext:value-type="float">
            <text:p>0.96770453530155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7" calcext:value-type="float">
            <text:p>1.6646367461657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/(1+EXP(-[.J10]))" office:value-type="float" office:value="0.689589607251556" calcext:value-type="float">
            <text:p>0.689589607251556</text:p>
          </table:table-cell>
          <table:table-cell table:formula="of:=1/(1+EXP(-[.K10]))" office:value-type="float" office:value="0.749585484198447" calcext:value-type="float">
            <text:p>0.749585484198447</text:p>
          </table:table-cell>
          <table:table-cell table:style-name="ce1" table:formula="of:=[.C86]*[.B86]+[.C87]*[.C88]" office:value-type="float" office:value="1.01745633312164" calcext:value-type="float">
            <text:p>1.01745633312164000000</text:p>
          </table:table-cell>
          <table:table-cell table:formula="of:=TANH([.E86])" office:value-type="float" office:value="0.7688284557393" calcext:value-type="float">
            <text:p>0.7688284557393</text:p>
          </table:table-cell>
          <table:table-cell table:formula="of:=[.F86]*[.C89]" office:value-type="float" office:value="0.496597390779382" calcext:value-type="float">
            <text:p>0.496597390779382</text:p>
          </table:table-cell>
          <table:table-cell table:formula="of:=[.G86]/[.G91]" office:value-type="float" office:value="0.469404624141351" calcext:value-type="float">
            <text:p>0.469404624141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(1+EXP(-[.K24]))" office:value-type="float" office:value="0.840859449552033" calcext:value-type="float">
            <text:p>0.840859449552033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 table:formula="of:=[.B87]*[.D86]+[.D87]*[.D88]" office:value-type="float" office:value="0.923955787934675" calcext:value-type="float">
            <text:p>0.923955787934675</text:p>
          </table:table-cell>
          <table:table-cell table:formula="of:=TANH([.E87])" office:value-type="float" office:value="0.727763423120701" calcext:value-type="float">
            <text:p>0.727763423120701</text:p>
          </table:table-cell>
          <table:table-cell table:formula="of:=[.F87]*[.D89]" office:value-type="float" office:value="0.561332943178816" calcext:value-type="float">
            <text:p>0.561332943178816</text:p>
          </table:table-cell>
          <table:table-cell table:formula="of:=[.G87]/[.G91]" office:value-type="float" office:value="0.530595375858649" calcext:value-type="float">
            <text:p>0.5305953758586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9969043404605" calcext:value-type="float">
            <text:p>0.799969043404605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0579303339582" calcext:value-type="float">
            <text:p>1.0579303339582</text:p>
          </table:table-cell>
          <table:table-cell table:number-columns-repeated="6"/>
        </table:table-row>
        <table:table-row table:style-name="ro1" table:number-rows-repeated="4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4]*[.C137]+[.D134]*[.D137]+[.E134]*[.E137]+[.F134]*[.F137]+[.G134]*[.G137]" office:value-type="float" office:value="3.3" calcext:value-type="float">
            <text:p>3.3000</text:p>
          </table:table-cell>
          <table:table-cell table:formula="of:=[.C135]*[.C137]+[.D135]*[.D137]+[.E135]*[.E137]+[.F135]*[.F137]+[.G135]*[.G137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38]))" office:value-type="float" office:value="0.964428810727364" calcext:value-type="float">
            <text:p>0.964428810727364</text:p>
          </table:table-cell>
          <table:table-cell table:formula="of:=1/(1+EXP(-[.I138]))" office:value-type="float" office:value="0.908877038985144" calcext:value-type="float">
            <text:p>0.908877038985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139]*[.H134]+[.I139]*[.I134]" office:value-type="float" office:value="0" calcext:value-type="float">
            <text:p>0</text:p>
          </table:table-cell>
          <table:table-cell table:formula="of:=[.H139]*[.H135]+[.I135]*[.I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40]))" office:value-type="float" office:value="0.5" calcext:value-type="float">
            <text:p>0.5</text:p>
          </table:table-cell>
          <table:table-cell table:style-name="ce1" table:formula="of:=1/(1+EXP(-[.K140]))" office:value-type="float" office:value="0.5" calcext:value-type="float">
            <text:p>0.50000000000000000000</text:p>
          </table:table-cell>
          <table:table-cell table:number-columns-repeated="2"/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table:number-columns-repeated="2"/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" calcext:value-type="float">
            <text:p>-0.15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1]*[.E3]+[.F1]*[.F3]+[.G1]*[.G3]+[.H1]*[.H3]+[.I1]*[.I3]" office:value-type="float" office:value="3.3" calcext:value-type="float">
            <text:p>3.3000</text:p>
          </table:table-cell>
          <table:table-cell table:style-name="ce7" table:formula="of:=[.E1]*[.E4]+[.F1]*[.F4]+[.G1]*[.G4]+[.H1]*[.H4]+[.I1]*[.I4]" office:value-type="float" office:value="2.3" calcext:value-type="float">
            <text:p>2.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9]))" office:value-type="float" office:value="0.964428810727364" calcext:value-type="float">
            <text:p>0.964428810727364</text:p>
          </table:table-cell>
          <table:table-cell table:formula="of:=1/(1+EXP(-[.C9]))" office:value-type="float" office:value="0.908877038985144" calcext:value-type="float">
            <text:p>0.908877038985144</text:p>
          </table:table-cell>
          <table:table-cell table:number-columns-repeated="3"/>
          <table:table-cell table:formula="of:=EXP(-[.B9])" office:value-type="float" office:value="0.03688316740124" calcext:value-type="float">
            <text:p>0.03688316740124</text:p>
          </table:table-cell>
          <table:table-cell table:formula="of:=[.G10]/(1+[.G10])/(1+[.G10])" office:value-type="float" office:value="0.0343058797663664" calcext:value-type="float">
            <text:p>0.034305879766367</text:p>
          </table:table-cell>
          <table:table-cell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OO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O</text:p>
          </table:table-cell>
          <table:table-cell office:value-type="float" office:value="-0.15" calcext:value-type="float">
            <text:p>-0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/>
          <table:table-cell table:style-name="ce11"/>
          <table:table-cell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-0.11" calcext:value-type="float">
            <text:p>-0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63" calcext:value-type="float">
            <text:p>-0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O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3]+[.F3]*[.F13]" office:value-type="float" office:value="-0.06" calcext:value-type="float">
            <text:p>-0.06</text:p>
          </table:table-cell>
          <table:table-cell table:formula="of:=[.C29]*([.D29]+[.E29])" office:value-type="float" office:value="0.0322475269803845" calcext:value-type="float">
            <text:p>0.032247526980385</text:p>
          </table:table-cell>
          <table:table-cell table:formula="of:=[.E29]+[.D29]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4]+[.F3]*[.F14]" office:value-type="float" office:value="0.039" calcext:value-type="float">
            <text:p>0.039</text:p>
          </table:table-cell>
          <table:table-cell table:formula="of:=[.C30]*([.D30]+[.E30])" office:value-type="float" office:value="0.0356438090772547" calcext:value-type="float">
            <text:p>0.035643809077255</text:p>
          </table:table-cell>
          <table:table-cell table:formula="of:=[.E30]+[.D30]" office:value-type="float" office:value="1.039" calcext:value-type="float">
            <text:p>1.0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3]*[.C15]+[.F3]*[.F15]" office:value-type="float" office:value="0.036" calcext:value-type="float">
            <text:p>0.036</text:p>
          </table:table-cell>
          <table:table-cell table:formula="of:=[.C31]*([.D31]+[.E31])" office:value-type="float" office:value="0.0698467712043221" calcext:value-type="float">
            <text:p>0.069846771204322</text:p>
          </table:table-cell>
          <table:table-cell table:formula="of:=[.E31]+[.D31]" office:value-type="float" office:value="2.036" calcext:value-type="float">
            <text:p>2.0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3]*[.C16]+[.F3]*[.F16]" office:value-type="float" office:value="0.171" calcext:value-type="float">
            <text:p>0.171</text:p>
          </table:table-cell>
          <table:table-cell table:formula="of:=[.C32]*([.D32]+[.E32])" office:value-type="float" office:value="0.0744780649727816" calcext:value-type="float">
            <text:p>0.074478064972782</text:p>
          </table:table-cell>
          <table:table-cell table:formula="of:=[.E32]+[.D32]" office:value-type="float" office:value="2.171" calcext:value-type="float">
            <text:p>2.1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7]+[.F3]*[.F17]" office:value-type="float" office:value="-0.18" calcext:value-type="float">
            <text:p>-0.18</text:p>
          </table:table-cell>
          <table:table-cell table:formula="of:=[.C33]*([.D33]+[.E33])" office:value-type="float" office:value="0.0281308214084205" calcext:value-type="float">
            <text:p>0.028130821408421</text:p>
          </table:table-cell>
          <table:table-cell table:formula="of:=[.E33]+[.D33]"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8]+[.F3]*[.F18]" office:value-type="float" office:value="0.186" calcext:value-type="float">
            <text:p>0.186</text:p>
          </table:table-cell>
          <table:table-cell table:formula="of:=[.C34]*([.D34]+[.E34])" office:value-type="float" office:value="0.0406867734029106" calcext:value-type="float">
            <text:p>0.040686773402911</text:p>
          </table:table-cell>
          <table:table-cell table:formula="of:=[.E34]+[.D34]" office:value-type="float" office:value="1.186" calcext:value-type="float">
            <text:p>1.18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3]*[.C20]+[.F3]*[.F20]" office:value-type="float" office:value="0.318" calcext:value-type="float">
            <text:p>0.318</text:p>
          </table:table-cell>
          <table:table-cell table:formula="of:=[.C36]*([.D36]+[.E36])" office:value-type="float" office:value="0.113826909064804" calcext:value-type="float">
            <text:p>0.1138269090648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3]*[.C21]+[.F3]*[.F21]" office:value-type="float" office:value="0.03" calcext:value-type="float">
            <text:p>0.03</text:p>
          </table:table-cell>
          <table:table-cell table:formula="of:=[.C37]*([.D37]+[.E37])" office:value-type="float" office:value="0.10394681569209" calcext:value-type="float">
            <text:p>0.103946815692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3]*[.C22]+[.F3]*[.F22]" office:value-type="float" office:value="-0.129" calcext:value-type="float">
            <text:p>-0.129</text:p>
          </table:table-cell>
          <table:table-cell table:formula="of:=[.C38]*([.D38]+[.E38])" office:value-type="float" office:value="0.132798060575605" calcext:value-type="float">
            <text:p>0.1327980605756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3]*[.C23]+[.F3]*[.F23]" office:value-type="float" office:value="0.033" calcext:value-type="float">
            <text:p>0.033</text:p>
          </table:table-cell>
          <table:table-cell table:formula="of:=[.C39]*([.D39]+[.E39])" office:value-type="float" office:value="0.138355613097756" calcext:value-type="float">
            <text:p>0.138355613097756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3]+[.F4]*[.F13]" office:value-type="float" office:value="-0.02" calcext:value-type="float">
            <text:p>-0.02</text:p>
          </table:table-cell>
          <table:table-cell table:formula="of:=[.C44]*([.D44]+[.E44])" office:value-type="float" office:value="0.0811631756509263" calcext:value-type="float">
            <text:p>0.081163175650926</text:p>
          </table:table-cell>
          <table:table-cell table:formula="of:=[.E44]+[.D44]"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4]+[.F4]*[.F14]" office:value-type="float" office:value="0.013" calcext:value-type="float">
            <text:p>0.013</text:p>
          </table:table-cell>
          <table:table-cell table:formula="of:=[.C45]*([.D45]+[.E45])" office:value-type="float" office:value="0.0838962213616207" calcext:value-type="float">
            <text:p>0.083896221361621</text:p>
          </table:table-cell>
          <table:table-cell table:formula="of:=[.E45]+[.D45]"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4]*[.C15]+[.F4]*[.F15]" office:value-type="float" office:value="0.012" calcext:value-type="float">
            <text:p>0.012</text:p>
          </table:table-cell>
          <table:table-cell table:formula="of:=[.C46]*([.D46]+[.E46])" office:value-type="float" office:value="0.166632968785371" calcext:value-type="float">
            <text:p>0.166632968785371</text:p>
          </table:table-cell>
          <table:table-cell table:formula="of:=[.E46]+[.D46]" office:value-type="float" office:value="2.012" calcext:value-type="float">
            <text:p>2.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4]*[.C16]+[.F4]*[.F16]" office:value-type="float" office:value="0.057" calcext:value-type="float">
            <text:p>0.057</text:p>
          </table:table-cell>
          <table:table-cell table:formula="of:=[.C47]*([.D47]+[.E47])" office:value-type="float" office:value="0.170359849299954" calcext:value-type="float">
            <text:p>0.170359849299954</text:p>
          </table:table-cell>
          <table:table-cell table:formula="of:=[.E47]+[.D47]" office:value-type="float" office:value="2.057" calcext:value-type="float">
            <text:p>2.0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7]+[.F4]*[.F17]" office:value-type="float" office:value="-0.06" calcext:value-type="float">
            <text:p>-0.06</text:p>
          </table:table-cell>
          <table:table-cell table:formula="of:=[.C48]*([.D48]+[.E48])" office:value-type="float" office:value="0.0778503929712966" calcext:value-type="float">
            <text:p>0.077850392971297</text:p>
          </table:table-cell>
          <table:table-cell table:formula="of:=[.E48]+[.D48]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8]+[.F4]*[.F18]" office:value-type="float" office:value="0.062" calcext:value-type="float">
            <text:p>0.062</text:p>
          </table:table-cell>
          <table:table-cell table:formula="of:=[.C49]*([.D49]+[.E49])" office:value-type="float" office:value="0.0879543801441671" calcext:value-type="float">
            <text:p>0.087954380144167</text:p>
          </table:table-cell>
          <table:table-cell table:formula="of:=[.E49]+[.D49]" office:value-type="float" office:value="1.062" calcext:value-type="float">
            <text:p>1.06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4]*[.C20]+[.F4]*[.F20]" office:value-type="float" office:value="0.106" calcext:value-type="float">
            <text:p>0.106</text:p>
          </table:table-cell>
          <table:table-cell table:formula="of:=[.C51]*([.D51]+[.E51])" office:value-type="float" office:value="0.257237575073242" calcext:value-type="float">
            <text:p>0.2572375750732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4]*[.C21]+[.F4]*[.F21]" office:value-type="float" office:value="0.01" calcext:value-type="float">
            <text:p>0.01</text:p>
          </table:table-cell>
          <table:table-cell table:formula="of:=[.C52]*([.D52]+[.E52])" office:value-type="float" office:value="0.249286896642131" calcext:value-type="float">
            <text:p>0.2492868966421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4]*[.C22]+[.F4]*[.F22]" office:value-type="float" office:value="-0.043" calcext:value-type="float">
            <text:p>-0.043</text:p>
          </table:table-cell>
          <table:table-cell table:formula="of:=[.C53]*([.D53]+[.E53])" office:value-type="float" office:value="0.327717026582363" calcext:value-type="float">
            <text:p>0.327717026582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4]*[.C23]+[.F4]*[.F23]" office:value-type="float" office:value="0.011" calcext:value-type="float">
            <text:p>0.011</text:p>
          </table:table-cell>
          <table:table-cell table:formula="of:=[.C54]*([.D54]+[.E54])" office:value-type="float" office:value="0.332189283199863" calcext:value-type="float">
            <text:p>0.332189283199863</text:p>
          </table:table-cell>
          <table:table-cell table:number-columns-repeated="3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1]*[.E3]+[.F1]*[.F3]+[.G1]*[.G3]+[.H1]*[.H3]+[.I1]*[.I3]" office:value-type="float" office:value="3.3" calcext:value-type="float">
            <text:p>3.3000</text:p>
          </table:table-cell>
          <table:table-cell table:style-name="ce7" table:formula="of:=[.E1]*[.E4]+[.F1]*[.F4]+[.G1]*[.G4]+[.H1]*[.H4]+[.I1]*[.I4]" office:value-type="float" office:value="2.3" calcext:value-type="float">
            <text:p>2.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62]))" office:value-type="float" office:value="0.964428810727364" calcext:value-type="float">
            <text:p>0.964428810727364</text:p>
          </table:table-cell>
          <table:table-cell table:formula="of:=1/(1+EXP(-[.C62]))" office:value-type="float" office:value="0.908877038985144" calcext:value-type="float">
            <text:p>0.908877038985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OO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O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31" calcext:value-type="float">
            <text:p>-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-0.71" calcext:value-type="float">
            <text:p>-0.71</text:p>
          </table:table-cell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-0.35" calcext:value-type="float">
            <text:p>-0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O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5]+[.F3]*[.F65]" office:value-type="float" office:value="0.06" calcext:value-type="float">
            <text:p>0.06</text:p>
          </table:table-cell>
          <table:table-cell table:formula="of:=[.C81]*([.D81]+[.E81])" office:value-type="float" office:value="0.00205835278598199" calcext:value-type="float">
            <text:p>0.002058352785982</text:p>
          </table:table-cell>
          <table:table-cell table:formula="of:=[.E81]+[.D81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6]+[.F3]*[.F66]" office:value-type="float" office:value="0.189" calcext:value-type="float">
            <text:p>0.189</text:p>
          </table:table-cell>
          <table:table-cell table:formula="of:=[.C82]*([.D82]+[.E82])" office:value-type="float" office:value="0.00648381127584326" calcext:value-type="float">
            <text:p>0.006483811275843</text:p>
          </table:table-cell>
          <table:table-cell table:formula="of:=[.E82]+[.D82]"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7]+[.F3]*[.F67]" office:value-type="float" office:value="-0.147" calcext:value-type="float">
            <text:p>-0.147</text:p>
          </table:table-cell>
          <table:table-cell table:formula="of:=[.C83]*([.D83]+[.E83])" office:value-type="float" office:value="-0.00504296432565587" calcext:value-type="float">
            <text:p>-0.005042964325656</text:p>
          </table:table-cell>
          <table:table-cell table:formula="of:=[.E83]+[.D83]" office:value-type="float" office:value="-0.147" calcext:value-type="float">
            <text:p>-0.1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8]+[.F3]*[.F68]" office:value-type="float" office:value="0.102" calcext:value-type="float">
            <text:p>0.102</text:p>
          </table:table-cell>
          <table:table-cell table:formula="of:=[.C84]*([.D84]+[.E84])" office:value-type="float" office:value="0.00349919973616938" calcext:value-type="float">
            <text:p>0.003499199736169</text:p>
          </table:table-cell>
          <table:table-cell table:formula="of:=[.E84]+[.D84]" office:value-type="float" office:value="0.102" calcext:value-type="float">
            <text:p>0.1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9]+[.F3]*[.F69]" office:value-type="float" office:value="-0.024" calcext:value-type="float">
            <text:p>-0.024</text:p>
          </table:table-cell>
          <table:table-cell table:formula="of:=[.C85]*([.D85]+[.E85])" office:value-type="float" office:value="-0.000823341114392795" calcext:value-type="float">
            <text:p>-0.000823341114393</text:p>
          </table:table-cell>
          <table:table-cell table:formula="of:=[.E85]+[.D85]" office:value-type="float" office:value="-0.024" calcext:value-type="float">
            <text:p>-0.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0]+[.F3]*[.F70]" office:value-type="float" office:value="0.231" calcext:value-type="float">
            <text:p>0.231</text:p>
          </table:table-cell>
          <table:table-cell table:formula="of:=[.C86]*([.D86]+[.E86])" office:value-type="float" office:value="0.00792465822603065" calcext:value-type="float">
            <text:p>0.007924658226031</text:p>
          </table:table-cell>
          <table:table-cell table:formula="of:=[.E86]+[.D86]" office:value-type="float" office:value="0.231" calcext:value-type="float">
            <text:p>0.23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2]+[.F3]*[.F72]" office:value-type="float" office:value="-0.054" calcext:value-type="float">
            <text:p>-0.054</text:p>
          </table:table-cell>
          <table:table-cell table:formula="of:=[.C88]*([.D88]+[.E88])" office:value-type="float" office:value="-0.00185251750738379" calcext:value-type="float">
            <text:p>-0.0018525175073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3]+[.F3]*[.F73]" office:value-type="float" office:value="0" calcext:value-type="float">
            <text:p>0</text:p>
          </table:table-cell>
          <table:table-cell table:formula="of:=[.C89]*([.D89]+[.E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4]+[.F3]*[.F74]" office:value-type="float" office:value="-0.012" calcext:value-type="float">
            <text:p>-0.012</text:p>
          </table:table-cell>
          <table:table-cell table:formula="of:=[.C90]*([.D90]+[.E90])" office:value-type="float" office:value="-0.000411670557196397" calcext:value-type="float">
            <text:p>-0.0004116705571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5]+[.F3]*[.F75]" office:value-type="float" office:value="0.069" calcext:value-type="float">
            <text:p>0.069</text:p>
          </table:table-cell>
          <table:table-cell table:formula="of:=[.C91]*([.D91]+[.E91])" office:value-type="float" office:value="0.00236710570387929" calcext:value-type="float">
            <text:p>0.002367105703879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5]+[.F4]*[.F65]" office:value-type="float" office:value="0.02" calcext:value-type="float">
            <text:p>0.02</text:p>
          </table:table-cell>
          <table:table-cell table:formula="of:=[.C96]*([.D96]+[.E96])" office:value-type="float" office:value="0.00165639133981482" calcext:value-type="float">
            <text:p>0.001656391339815</text:p>
          </table:table-cell>
          <table:table-cell table:formula="of:=[.E96]+[.D96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6]+[.F4]*[.F66]" office:value-type="float" office:value="0.063" calcext:value-type="float">
            <text:p>0.063</text:p>
          </table:table-cell>
          <table:table-cell table:formula="of:=[.C97]*([.D97]+[.E97])" office:value-type="float" office:value="0.00521763272041669" calcext:value-type="float">
            <text:p>0.005217632720417</text:p>
          </table:table-cell>
          <table:table-cell table:formula="of:=[.E97]+[.D97]"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7]+[.F4]*[.F67]" office:value-type="float" office:value="-0.049" calcext:value-type="float">
            <text:p>-0.049</text:p>
          </table:table-cell>
          <table:table-cell table:formula="of:=[.C98]*([.D98]+[.E98])" office:value-type="float" office:value="-0.00405815878254631" calcext:value-type="float">
            <text:p>-0.004058158782546</text:p>
          </table:table-cell>
          <table:table-cell table:formula="of:=[.E98]+[.D98]" office:value-type="float" office:value="-0.049" calcext:value-type="float">
            <text:p>-0.0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8]+[.F4]*[.F68]" office:value-type="float" office:value="0.034" calcext:value-type="float">
            <text:p>0.034</text:p>
          </table:table-cell>
          <table:table-cell table:formula="of:=[.C99]*([.D99]+[.E99])" office:value-type="float" office:value="0.0028158652776852" calcext:value-type="float">
            <text:p>0.002815865277685</text:p>
          </table:table-cell>
          <table:table-cell table:formula="of:=[.E99]+[.D99]"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9]+[.F4]*[.F69]" office:value-type="float" office:value="-0.008" calcext:value-type="float">
            <text:p>-0.008</text:p>
          </table:table-cell>
          <table:table-cell table:formula="of:=[.C100]*([.D100]+[.E100])" office:value-type="float" office:value="-0.000662556535925929" calcext:value-type="float">
            <text:p>-0.000662556535926</text:p>
          </table:table-cell>
          <table:table-cell table:formula="of:=[.E100]+[.D100]" office:value-type="float" office:value="-0.008" calcext:value-type="float">
            <text:p>-0.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0]+[.F4]*[.F70]" office:value-type="float" office:value="0.077" calcext:value-type="float">
            <text:p>0.077</text:p>
          </table:table-cell>
          <table:table-cell table:formula="of:=[.C101]*([.D101]+[.E101])" office:value-type="float" office:value="0.00637710665828707" calcext:value-type="float">
            <text:p>0.006377106658287</text:p>
          </table:table-cell>
          <table:table-cell table:formula="of:=[.E101]+[.D101]" office:value-type="float" office:value="0.077" calcext:value-type="float">
            <text:p>0.07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2]+[.F4]*[.F72]" office:value-type="float" office:value="-0.018" calcext:value-type="float">
            <text:p>-0.018</text:p>
          </table:table-cell>
          <table:table-cell table:formula="of:=[.C103]*([.D103]+[.E103])" office:value-type="float" office:value="-0.00149075220583334" calcext:value-type="float">
            <text:p>-0.0014907522058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3]+[.F4]*[.F73]" office:value-type="float" office:value="0" calcext:value-type="float">
            <text:p>0</text:p>
          </table:table-cell>
          <table:table-cell table:formula="of:=[.C104]*([.D104]+[.E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4]+[.F4]*[.F74]" office:value-type="float" office:value="-0.004" calcext:value-type="float">
            <text:p>-0.004</text:p>
          </table:table-cell>
          <table:table-cell table:formula="of:=[.C105]*([.D105]+[.E105])" office:value-type="float" office:value="-0.000331278267962964" calcext:value-type="float">
            <text:p>-0.0003312782679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5]+[.F4]*[.F75]" office:value-type="float" office:value="0.023" calcext:value-type="float">
            <text:p>0.023</text:p>
          </table:table-cell>
          <table:table-cell table:formula="of:=[.C106]*([.D106]+[.E106])" office:value-type="float" office:value="0.00190485004078705" calcext:value-type="float">
            <text:p>0.001904850040787</text:p>
          </table:table-cell>
          <table:table-cell table:number-columns-repeated="3"/>
        </table:table-row>
      </table:table>
      <table:table table:name="RNN_feedforward_2nd_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1.34694046241414" calcext:value-type="float">
            <text:p>1.3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793628981104839" calcext:value-type="float">
            <text:p>0.7936289811048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79362898110484" calcext:value-type="float">
            <text:p>0.779362898110484</text:p>
          </table:table-cell>
          <table:table-cell table:formula="of:=[.H9]*[.H5]+[.I5]*[.I9]" office:value-type="float" office:value="1.05872579622097" calcext:value-type="float">
            <text:p>1.05872579622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5542787653769" calcext:value-type="float">
            <text:p>0.685542787653769</text:p>
          </table:table-cell>
          <table:table-cell table:style-name="ce1" table:formula="of:=1/(1+EXP(-[.K10]))" office:value-type="float" office:value="0.742446968014836" calcext:value-type="float">
            <text:p>0.742446968014836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1.09388092482827" calcext:value-type="float">
            <text:p>1.0939</text:p>
          </table:table-cell>
          <table:table-cell table:formula="of:=[.C21]*[.C19]+[.D21]*[.D19]+[.E21]*[.E19]+[.F21]*[.F19]+[.G21]*[.G19]" office:value-type="float" office:value="1.34082138724241" calcext:value-type="float">
            <text:p>1.34082138724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749111820361658" calcext:value-type="float">
            <text:p>0.749111820361658</text:p>
          </table:table-cell>
          <table:table-cell table:formula="of:=1/(1+EXP(-[.I22]))" office:value-type="float" office:value="0.79262498582021" calcext:value-type="float">
            <text:p>0.792624985820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45346313690751" calcext:value-type="float">
            <text:p>1.45346313690751</text:p>
          </table:table-cell>
          <table:table-cell table:formula="of:=[.H23]*[.H19]+[.I19]*[.I23]+[.J23]*[.J19]" office:value-type="float" office:value="1.05852499716404" calcext:value-type="float">
            <text:p>1.05852499716404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105308420094" calcext:value-type="float">
            <text:p>0.81053084200940000000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1.09388092482827" calcext:value-type="float">
            <text:p>1.0939</text:p>
          </table:table-cell>
          <table:table-cell table:formula="of:=[.C63]*[.C61]+[.D63]*[.D61]+[.E63]*[.E61]+[.F63]*[.F61]+[.G63]*[.G61]" office:value-type="float" office:value="1.34694046241414" calcext:value-type="float">
            <text:p>1.34694046241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798290250217041" calcext:value-type="float">
            <text:p>0.798290250217041</text:p>
          </table:table-cell>
          <table:table-cell table:formula="of:=TANH([.I64])" office:value-type="float" office:value="0.87332920855638" calcext:value-type="float">
            <text:p>0.873329208556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7466584171128" calcext:value-type="float">
            <text:p>1.07466584171128</text:p>
          </table:table-cell>
          <table:table-cell table:formula="of:=[.H65]*[.H61]+[.I61]*[.I65]+[.J65]*[.J61]" office:value-type="float" office:value="1.59115947101117" calcext:value-type="float">
            <text:p>1.5911594710111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1212617414962" calcext:value-type="float">
            <text:p>0.79121261741496200000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1.18776184965654" calcext:value-type="float">
            <text:p>1.1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766340533867646" calcext:value-type="float">
            <text:p>0.7663405338676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76634053386765" calcext:value-type="float">
            <text:p>0.276634053386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68720824845917" calcext:value-type="float">
            <text:p>0.56872082484591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598104577392142" calcext:value-type="float">
            <text:p>0.598104577392142</text:p>
          </table:table-cell>
          <table:table-cell table:formula="of:=[.J79]*[.J73]+[.K73]*[.K79]" office:value-type="float" office:value="1.21184874236133" calcext:value-type="float">
            <text:p>1.2118487423613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3"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table:number-columns-repeated="5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_ol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table:formula="of:=[RNN_feedforward_2nd.E86]" office:value-type="float" office:value="1.01745633312164" calcext:value-type="float">
            <text:p>1.01745633312164000000</text:p>
          </table:table-cell>
          <table:table-cell table:formula="of:=1/(1+EXP(-[.J10]))" office:value-type="float" office:value="0.685542787653769" calcext:value-type="float">
            <text:p>0.685542787653769</text:p>
          </table:table-cell>
          <table:table-cell table:formula="of:=1/(1+EXP(-[.K10]))" office:value-type="float" office:value="0.742446968014836" calcext:value-type="float">
            <text:p>0.742446968014836</text:p>
          </table:table-cell>
          <table:table-cell table:style-name="ce1" table:formula="of:=[.C86]*[.B86]+[.C87]*[.C88]" office:value-type="float" office:value="1.338812079926" calcext:value-type="float">
            <text:p>1.33881207992600000000</text:p>
          </table:table-cell>
          <table:table-cell table:formula="of:=TANH([.E86])" office:value-type="float" office:value="0.871386628026913" calcext:value-type="float">
            <text:p>0.871386628026913</text:p>
          </table:table-cell>
          <table:table-cell table:formula="of:=[.F86]*[.C89]" office:value-type="float" office:value="0.562238296752035" calcext:value-type="float">
            <text:p>0.562238296752035</text:p>
          </table:table-cell>
          <table:table-cell table:formula="of:=[.G86]/[.G91]" office:value-type="float" office:value="0.453692800787076" calcext:value-type="float">
            <text:p>0.453692800787076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RNN_feedforward_2nd.E87]" office:value-type="float" office:value="0.923955787934675" calcext:value-type="float">
            <text:p>0.923955787934675</text:p>
          </table:table-cell>
          <table:table-cell table:formula="of:=1/(1+EXP(-[.K24]))" office:value-type="float" office:value="0.8105308420094" calcext:value-type="float">
            <text:p>0.8105308420094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 table:formula="of:=[.B87]*[.D86]+[.D87]*[.D88]" office:value-type="float" office:value="1.3692467644635" calcext:value-type="float">
            <text:p>1.3692467644635</text:p>
          </table:table-cell>
          <table:table-cell table:formula="of:=TANH([.E87])" office:value-type="float" office:value="0.878520417308256" calcext:value-type="float">
            <text:p>0.878520417308256</text:p>
          </table:table-cell>
          <table:table-cell table:formula="of:=[.F87]*[.D89]" office:value-type="float" office:value="0.677010586581914" calcext:value-type="float">
            <text:p>0.677010586581914</text:p>
          </table:table-cell>
          <table:table-cell table:formula="of:=[.G87]/[.G91]" office:value-type="float" office:value="0.546307199212925" calcext:value-type="float">
            <text:p>0.5463071992129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1212617414962" calcext:value-type="float">
            <text:p>0.791212617414962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23924888333395" calcext:value-type="float">
            <text:p>1.23924888333395</text:p>
          </table:table-cell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table:formula="of:=4.3+4.3+3.3" office:value-type="float" office:value="11.9" calcext:value-type="float">
            <text:p>11.9</text:p>
          </table:table-cell>
          <table:table-cell table:style-name="ce9" office:value-type="float" office:value="11.5" calcext:value-type="float">
            <text:p>11.5</text:p>
          </table:table-cell>
          <table:table-cell table:formula="of:=[.B102]/[.C102]" office:value-type="float" office:value="1.03478260869565" calcext:value-type="float">
            <text:p>1.03478260869565</text:p>
          </table:table-cell>
          <table:table-cell table:number-columns-repeated="9"/>
        </table:table-row>
        <table:table-row table:style-name="ro1">
          <table:table-cell/>
          <table:table-cell table:formula="of:=4.3+3.3"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table:formula="of:=[.B103]/[.C103]" office:value-type="float" office:value="0.8" calcext:value-type="float">
            <text:p>0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0:43:02.003100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18T01:06:21.980036042</dc:date>
    <meta:editing-duration>P6DT17H19M55S</meta:editing-duration>
    <meta:editing-cycles>44</meta:editing-cycles>
    <meta:document-statistic meta:table-count="5" meta:cell-count="1095" meta:object-count="0"/>
  </office:meta>
</office:document-meta>
</file>